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5500000087399456CED3887BC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ans Serif'"/>
    <style:font-face style:name="MS Mincho" svg:font-family="'MS Mincho', 'Liberation Serif'" style:font-family-generic="modern"/>
    <style:font-face style:name="Symbol" svg:font-family="Symbol, Arimo" style:font-family-generic="roman"/>
    <style:font-face style:name="Times New Roman" svg:font-family="'Times New Roman', 'Liberation Sans'" style:font-family-generic="roman"/>
    <style:font-face style:name="Arial Black" svg:font-family="'Arial Black', 'Liberation Sans'" style:font-family-generic="swiss"/>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style:tab-stops>
          <style:tab-stop style:position="0.8618in"/>
          <style:tab-stop style:position="3in" style:type="center"/>
          <style:tab-stop style:position="6in" style:type="right"/>
          <style:tab-stop style:position="8.0984in" style:type="right"/>
        </style:tab-stops>
      </style:paragraph-properties>
      <style:text-properties style:font-name="Arial Narrow" fo:font-size="14pt" fo:language="id" fo:country="ID" fo:font-style="italic" fo:font-weight="bold" style:font-size-asian="14pt" style:font-style-asian="italic" style:font-weight-asian="bold" style:font-name-complex="Arial Narrow" style:font-size-complex="14pt"/>
    </style:style>
    <style:style style:name="P2" style:family="paragraph" style:parent-style-name="Header">
      <style:paragraph-properties fo:text-align="end" style:justify-single-word="false">
        <style:tab-stops>
          <style:tab-stop style:position="3in" style:type="center"/>
          <style:tab-stop style:position="6in" style:type="right"/>
        </style:tab-stops>
      </style:paragraph-properties>
      <style:text-properties style:font-name="Arial Narrow" fo:font-size="14pt" fo:font-style="italic" fo:font-weight="bold" style:font-size-asian="14pt" style:font-style-asian="italic" style:font-weight-asian="bold" style:font-name-complex="Arial Narrow" style:font-size-complex="14pt"/>
    </style:style>
    <style:style style:name="P3" style:family="paragraph" style:parent-style-name="Header">
      <style:paragraph-properties>
        <style:tab-stops/>
      </style:paragraph-properties>
      <style:text-properties style:font-name="Arial Narrow" fo:font-size="11pt" style:font-size-asian="11pt" style:font-name-complex="Tahoma" style:font-size-complex="11pt"/>
    </style:style>
    <style:style style:name="P4" style:family="paragraph" style:parent-style-name="Footer">
      <style:paragraph-properties>
        <style:tab-stops>
          <style:tab-stop style:position="3in" style:type="center"/>
          <style:tab-stop style:position="6in" style:type="right"/>
        </style:tab-stops>
      </style:paragraph-properties>
    </style:style>
    <style:style style:name="P5" style:family="paragraph" style:parent-style-name="Body_20_Text_20_2">
      <style:paragraph-properties fo:padding-left="0.0138in" fo:padding-right="0in" fo:padding-top="0in" fo:padding-bottom="0in" fo:border="none"/>
    </style:style>
    <style:style style:name="P6" style:family="paragraph" style:parent-style-name="Body_20_Text_20_2">
      <style:paragraph-properties fo:padding-left="0.0138in" fo:padding-right="0in" fo:padding-top="0in" fo:padding-bottom="0in" fo:border="none">
        <style:tab-stops>
          <style:tab-stop style:position="3.3472in"/>
        </style:tab-stops>
      </style:paragraph-properties>
    </style:style>
    <style:style style:name="P7" style:family="paragraph" style:parent-style-name="Body_20_Text_20_2">
      <style:paragraph-properties fo:padding-left="0.0138in" fo:padding-right="0in" fo:padding-top="0in" fo:padding-bottom="0in" fo:border="none"/>
      <style:text-properties fo:font-size="11pt" fo:language="sv" fo:country="SE" style:font-size-asian="11pt" style:font-name-complex="Tahoma" style:font-size-complex="11pt"/>
    </style:style>
    <style:style style:name="P8" style:family="paragraph" style:parent-style-name="Body_20_Text_20_2">
      <style:paragraph-properties fo:margin-left="0.5209in" fo:margin-right="0in" fo:text-indent="0in" style:auto-text-indent="false">
        <style:tab-stops>
          <style:tab-stop style:position="0.5102in"/>
          <style:tab-stop style:position="1.7917in"/>
        </style:tab-stops>
      </style:paragraph-properties>
    </style:style>
    <style:style style:name="P9" style:family="paragraph" style:parent-style-name="LO-Normal">
      <style:paragraph-properties fo:text-align="center" style:justify-single-word="false"/>
      <style:text-properties style:font-name="Arial Narrow" fo:font-size="11pt" fo:font-weight="bold" style:font-size-asian="11pt" style:font-weight-asian="bold" style:font-name-complex="Tahoma" style:font-size-complex="11pt"/>
    </style:style>
    <style:style style:name="P10" style:family="paragraph" style:parent-style-name="LO-Normal">
      <style:paragraph-properties fo:text-align="justify" style:justify-single-word="false"/>
      <style:text-properties style:font-name="Arial Narrow" fo:font-size="11pt" fo:language="it" fo:country="IT" style:font-size-asian="11pt" style:font-name-complex="Tahoma" style:font-size-complex="11pt"/>
    </style:style>
    <style:style style:name="P11" style:family="paragraph" style:parent-style-name="LO-Normal">
      <style:text-properties style:font-name="Arial Narrow" fo:font-size="11pt" fo:language="sv" fo:country="SE" fo:font-weight="bold" style:font-size-asian="11pt" style:font-weight-asian="bold" style:font-name-complex="Tahoma" style:font-size-complex="11pt"/>
    </style:style>
    <style:style style:name="P12" style:family="paragraph" style:parent-style-name="LO-Normal">
      <style:paragraph-properties fo:text-align="justify" style:justify-single-word="false"/>
      <style:text-properties style:font-name="Arial Narrow" fo:font-size="11pt" fo:language="sv" fo:country="SE" fo:font-weight="bold" style:font-size-asian="11pt" style:font-weight-asian="bold" style:font-name-complex="Tahoma" style:font-size-complex="11pt"/>
    </style:style>
    <style:style style:name="P13" style:family="paragraph" style:parent-style-name="LO-Normal">
      <style:paragraph-properties fo:text-align="center" style:justify-single-word="false"/>
      <style:text-properties style:font-name="Arial Narrow" fo:language="it" fo:country="IT" fo:font-weight="bold" style:font-weight-asian="bold" style:font-name-complex="Tahoma"/>
    </style:style>
    <style:style style:name="P14" style:family="paragraph" style:parent-style-name="LO-Normal">
      <style:paragraph-properties fo:text-align="center" style:justify-single-word="false"/>
      <style:text-properties style:font-name="Arial Narrow" fo:language="it" fo:country="IT" fo:font-weight="bold" style:font-weight-asian="bold"/>
    </style:style>
    <style:style style:name="P15" style:family="paragraph" style:parent-style-name="LO-Normal">
      <style:paragraph-properties fo:margin-left="0.2362in" fo:margin-right="0in" fo:text-align="justify" style:justify-single-word="false" fo:text-indent="0in" style:auto-text-indent="false"/>
    </style:style>
    <style:style style:name="P16" style:family="paragraph" style:parent-style-name="LO-Normal">
      <style:paragraph-properties fo:margin-left="0.3752in" fo:margin-right="0in" fo:text-align="center" style:justify-single-word="false" fo:text-indent="-0.3752in" style:auto-text-indent="false"/>
      <style:text-properties style:font-name="Arial Narrow" fo:font-size="11pt" fo:language="it" fo:country="IT" fo:font-weight="bold" style:font-size-asian="11pt" style:font-weight-asian="bold" style:font-name-complex="Tahoma" style:font-size-complex="11pt"/>
    </style:style>
    <style:style style:name="P17" style:family="paragraph" style:parent-style-name="LO-Normal">
      <style:paragraph-properties fo:margin-left="0.3752in" fo:margin-right="0in" fo:text-align="center" style:justify-single-word="false" fo:text-indent="-0.3752in" style:auto-text-indent="false"/>
      <style:text-properties style:font-name="Arial Narrow" fo:font-size="11pt" fo:font-weight="bold" style:font-size-asian="11pt" style:font-weight-asian="bold" style:font-name-complex="Tahoma" style:font-size-complex="11pt"/>
    </style:style>
    <style:style style:name="P18" style:family="paragraph" style:parent-style-name="LO-Normal">
      <style:paragraph-properties fo:margin-left="0.3752in" fo:margin-right="0in" fo:text-align="center" style:justify-single-word="false" fo:text-indent="-0.3752in" style:auto-text-indent="false"/>
      <style:text-properties style:font-name="Arial Narrow" fo:font-weight="bold" style:font-weight-asian="bold" style:font-name-complex="Tahoma"/>
    </style:style>
    <style:style style:name="P19" style:family="paragraph" style:parent-style-name="LO-Normal">
      <style:paragraph-properties fo:margin-left="0.3957in" fo:margin-right="0in" fo:text-align="center" style:justify-single-word="false" fo:text-indent="-0.3854in" style:auto-text-indent="false"/>
      <style:text-properties style:font-name="Arial Narrow" fo:font-size="12pt" fo:language="sv" fo:country="SE" fo:font-weight="bold" style:font-name-asian="Arial Unicode MS" style:font-size-asian="12pt" style:font-weight-asian="bold" style:font-name-complex="Arial Narrow" style:font-weight-complex="bold"/>
    </style:style>
    <style:style style:name="P20" style:family="paragraph" style:parent-style-name="LO-Normal">
      <style:paragraph-properties fo:margin-left="0.3957in" fo:margin-right="0in" fo:text-align="center" style:justify-single-word="false" fo:text-indent="-0.3854in" style:auto-text-indent="false"/>
      <style:text-properties style:font-name="Arial Narrow" fo:font-weight="bold" style:font-name-asian="Arial Unicode MS" style:font-weight-asian="bold" style:font-name-complex="Arial Narrow"/>
    </style:style>
    <style:style style:name="P21" style:family="paragraph" style:parent-style-name="LO-Normal">
      <style:paragraph-properties fo:margin-left="0.3957in" fo:margin-right="0in" fo:text-align="center" style:justify-single-word="false" fo:text-indent="-0.3854in" style:auto-text-indent="false"/>
      <style:text-properties style:font-name="Arial Narrow" fo:font-size="11pt" fo:language="sv" fo:country="SE" fo:font-weight="bold" style:font-name-asian="Arial Unicode MS" style:font-size-asian="11pt" style:font-weight-asian="bold" style:font-name-complex="Tahoma" style:font-size-complex="11pt"/>
    </style:style>
    <style:style style:name="P22" style:family="paragraph" style:parent-style-name="Body_20_Text_20_Indent_20_3">
      <style:paragraph-properties fo:margin-left="0in" fo:margin-right="0in" fo:text-indent="0in" style:auto-text-indent="false"/>
      <style:text-properties style:font-name-complex="Tahoma" style:font-size-complex="11pt"/>
    </style:style>
    <style:style style:name="P23" style:family="paragraph" style:parent-style-name="Body_20_Text1">
      <style:text-properties style:font-name="Arial Narrow" fo:font-size="11pt" fo:language="sv" fo:country="SE" style:font-size-asian="11pt" style:font-name-complex="Tahoma" style:font-size-complex="11pt" style:font-weight-complex="bold"/>
    </style:style>
    <style:style style:name="P24" style:family="paragraph" style:parent-style-name="Body_20_Text1">
      <style:text-properties style:font-name="Arial Narrow" fo:font-size="11pt" fo:language="id" fo:country="ID" style:font-size-asian="11pt" style:font-name-complex="Tahoma" style:font-size-complex="11pt" style:font-weight-complex="bold"/>
    </style:style>
    <style:style style:name="P25" style:family="paragraph" style:parent-style-name="Body_20_Text1">
      <style:paragraph-properties fo:text-align="center" style:justify-single-word="false"/>
      <style:text-properties style:font-name="Arial Narrow" fo:font-weight="bold" style:font-weight-asian="bold" style:font-name-complex="Tahoma" style:font-size-complex="12pt"/>
    </style:style>
    <style:style style:name="P26" style:family="paragraph" style:parent-style-name="Body_20_Text1">
      <style:paragraph-properties fo:margin-left="0.2957in" fo:margin-right="0in" fo:text-align="center" style:justify-single-word="false" fo:text-indent="-0.2957in" style:auto-text-indent="false"/>
      <style:text-properties style:font-name="Arial Narrow" fo:font-weight="bold" style:font-weight-asian="bold" style:font-name-complex="Tahoma" style:font-size-complex="12pt" style:font-weight-complex="bold"/>
    </style:style>
    <style:style style:name="P27" style:family="paragraph" style:parent-style-name="Body_20_Text1">
      <style:paragraph-properties fo:margin-left="0.2957in" fo:margin-right="0in" fo:text-align="center" style:justify-single-word="false" fo:text-indent="-0.2957in" style:auto-text-indent="false"/>
      <style:text-properties style:font-name="Arial Narrow" fo:font-size="11pt" fo:font-weight="bold" style:font-size-asian="11pt" style:font-weight-asian="bold" style:font-name-complex="Tahoma" style:font-size-complex="11pt" style:font-weight-complex="bold"/>
    </style:style>
    <style:style style:name="P28" style:family="paragraph" style:parent-style-name="Body_20_Text1">
      <style:paragraph-properties fo:margin-left="0.2957in" fo:margin-right="0in" fo:text-align="center" style:justify-single-word="false" fo:text-indent="-0.2957in" style:auto-text-indent="false"/>
      <style:text-properties style:font-name="Arial Narrow" fo:language="id" fo:country="ID" fo:font-weight="bold" style:font-weight-asian="bold" style:font-name-complex="Tahoma" style:font-size-complex="12pt"/>
    </style:style>
    <style:style style:name="P29" style:family="paragraph" style:parent-style-name="Body_20_Text1">
      <style:paragraph-properties fo:margin-left="0.2917in" fo:margin-right="0in" fo:text-indent="0in" style:auto-text-indent="false"/>
      <style:text-properties style:font-name="Arial Narrow" fo:font-size="11pt" style:font-size-asian="11pt" style:font-name-complex="Tahoma" style:font-size-complex="11pt"/>
    </style:style>
    <style:style style:name="P30" style:family="paragraph" style:parent-style-name="Body_20_Text1">
      <style:paragraph-properties fo:margin-left="0.25in" fo:margin-right="0in" fo:text-indent="0in" style:auto-text-indent="false"/>
      <style:text-properties style:font-name="Arial Narrow" fo:font-size="11pt" fo:language="sv" fo:country="SE" style:font-size-asian="11pt" style:font-name-complex="Tahoma" style:font-size-complex="11pt" style:font-weight-complex="bold"/>
    </style:style>
    <style:style style:name="P31" style:family="paragraph" style:parent-style-name="Body_20_Text1">
      <style:paragraph-properties fo:margin-left="0.25in" fo:margin-right="0in" fo:text-indent="-0.25in" style:auto-text-indent="false"/>
    </style:style>
    <style:style style:name="P32" style:family="paragraph" style:parent-style-name="Body_20_Text_20_Indent_20_3">
      <style:paragraph-properties fo:margin-left="0.2957in" fo:margin-right="0in" fo:text-indent="-0.25in" style:auto-text-indent="false"/>
      <style:text-properties style:font-name="Arial Narrow" fo:font-size="11pt" fo:font-weight="bold" style:font-size-asian="11pt" style:font-weight-asian="bold" style:font-name-complex="Tahoma" style:font-size-complex="11pt"/>
    </style:style>
    <style:style style:name="P33" style:family="paragraph" style:parent-style-name="Body_20_Text1" style:list-style-name="WW8Num8"/>
    <style:style style:name="P34" style:family="paragraph" style:parent-style-name="Body_20_Text1">
      <style:text-properties style:font-name="Arial Narrow" fo:font-size="11pt" fo:language="sv" fo:country="SE" style:font-size-asian="11pt" style:font-name-complex="Tahoma" style:font-size-complex="11pt"/>
    </style:style>
    <style:style style:name="P35" style:family="paragraph" style:parent-style-name="Body_20_Text1" style:list-style-name="WW8Num4">
      <style:paragraph-properties fo:margin-left="0.2709in" fo:margin-right="0in" fo:text-indent="-0.25in" style:auto-text-indent="false"/>
      <style:text-properties style:font-name="Arial Narrow" fo:font-size="11pt" fo:language="sv" fo:country="SE" style:font-size-asian="11pt" style:font-name-complex="Tahoma" style:font-size-complex="11pt"/>
    </style:style>
    <style:style style:name="P36" style:family="paragraph" style:parent-style-name="Body_20_Text1" style:list-style-name="WW8Num4">
      <style:paragraph-properties fo:margin-left="0.2917in" fo:margin-right="0in" fo:text-indent="-0.25in" style:auto-text-indent="false"/>
    </style:style>
    <style:style style:name="P37" style:family="paragraph" style:parent-style-name="Body_20_Text1" style:list-style-name="WW8Num6">
      <style:paragraph-properties fo:margin-left="0.25in" fo:margin-right="0in" fo:text-indent="-0.2602in" style:auto-text-indent="false"/>
      <style:text-properties style:font-name="Arial Narrow" fo:font-size="11pt" fo:language="id" fo:country="ID" style:font-size-asian="11pt" style:font-name-complex="Tahoma" style:font-size-complex="11pt"/>
    </style:style>
    <style:style style:name="P38" style:family="paragraph" style:parent-style-name="Body_20_Text1" style:list-style-name="WW8Num6">
      <style:paragraph-properties fo:margin-left="0.25in" fo:margin-right="0in" fo:text-indent="-0.2602in" style:auto-text-indent="false"/>
    </style:style>
    <style:style style:name="P39" style:family="paragraph" style:parent-style-name="Body_20_Text1" style:list-style-name="WW8Num8">
      <style:paragraph-properties fo:margin-left="0in" fo:margin-right="0in" fo:text-indent="0in" style:auto-text-indent="false"/>
      <style:text-properties style:font-name="Arial Narrow" fo:font-size="11pt" fo:language="sv" fo:country="SE" officeooo:paragraph-rsid="000eaa2f" style:font-size-asian="11pt" style:font-name-complex="Tahoma" style:font-size-complex="11pt"/>
    </style:style>
    <style:style style:name="P40" style:family="paragraph" style:parent-style-name="Body_20_Text1" style:list-style-name="WW8Num5">
      <style:paragraph-properties fo:margin-left="0.5in" fo:margin-right="0in" fo:text-indent="-0.2398in" style:auto-text-indent="false"/>
      <style:text-properties officeooo:paragraph-rsid="000eaa2f"/>
    </style:style>
    <style:style style:name="P41" style:family="paragraph" style:parent-style-name="Body_20_Text1" style:list-style-name="WW8Num5">
      <style:paragraph-properties fo:margin-left="0.5in" fo:margin-right="0in" fo:text-indent="-0.2398in" style:auto-text-indent="false"/>
      <style:text-properties style:font-name="Arial Narrow" fo:font-size="11pt" fo:language="sv" fo:country="SE" officeooo:paragraph-rsid="000eaa2f" style:font-size-asian="11pt" style:font-name-complex="Tahoma" style:font-size-complex="11pt"/>
    </style:style>
    <style:style style:name="P42" style:family="paragraph" style:parent-style-name="Body_20_Text1" style:list-style-name="WW8Num5">
      <style:paragraph-properties fo:margin-left="0.5in" fo:margin-right="0in" fo:text-indent="-0.2398in" style:auto-text-indent="false"/>
      <style:text-properties style:font-name="Arial Narrow" fo:font-size="11pt" fo:language="sv" fo:country="SE" officeooo:paragraph-rsid="000eaa2f" style:font-size-asian="11pt" style:font-name-complex="Arial Narrow" style:font-size-complex="11pt"/>
    </style:style>
    <style:style style:name="P43" style:family="paragraph" style:parent-style-name="Body_20_Text1">
      <style:paragraph-properties fo:margin-left="0.3937in" fo:margin-right="0in" fo:text-indent="0in" style:auto-text-indent="false">
        <style:tab-stops>
          <style:tab-stop style:position="1.5311in"/>
          <style:tab-stop style:position="2.6146in" style:type="right"/>
        </style:tab-stops>
      </style:paragraph-properties>
      <style:text-properties officeooo:paragraph-rsid="000eaa2f"/>
    </style:style>
    <style:style style:name="P44" style:family="paragraph" style:parent-style-name="Body_20_Text_20_2" style:list-style-name="WW8Num2">
      <style:paragraph-properties fo:margin-left="0.5209in" fo:margin-right="0in" fo:text-indent="-0.25in" style:auto-text-indent="false">
        <style:tab-stops>
          <style:tab-stop style:position="0.5102in"/>
          <style:tab-stop style:position="0.7398in"/>
          <style:tab-stop style:position="1.7917in"/>
        </style:tab-stops>
      </style:paragraph-properties>
    </style:style>
    <style:style style:name="P45" style:family="paragraph" style:parent-style-name="Body_20_Text_20_2">
      <style:paragraph-properties fo:padding-left="0.0138in" fo:padding-right="0in" fo:padding-top="0in" fo:padding-bottom="0in" fo:border="none"/>
    </style:style>
    <style:style style:name="P46" style:family="paragraph" style:parent-style-name="Body_20_Text_20_2">
      <style:paragraph-properties fo:padding-left="0.0138in" fo:padding-right="0in" fo:padding-top="0in" fo:padding-bottom="0in" fo:border="none">
        <style:tab-stops>
          <style:tab-stop style:position="3.3472in"/>
        </style:tab-stops>
      </style:paragraph-properties>
    </style:style>
    <style:style style:name="P47" style:family="paragraph" style:parent-style-name="Body_20_Text_20_2">
      <style:paragraph-properties fo:padding-left="0.0138in" fo:padding-right="0in" fo:padding-top="0in" fo:padding-bottom="0in" fo:border="none">
        <style:tab-stops>
          <style:tab-stop style:position="3.3472in"/>
        </style:tab-stops>
      </style:paragraph-properties>
      <style:text-properties officeooo:paragraph-rsid="0024a95f"/>
    </style:style>
    <style:style style:name="P48" style:family="paragraph" style:parent-style-name="Header">
      <style:paragraph-properties>
        <style:tab-stops>
          <style:tab-stop style:position="0.3909in"/>
          <style:tab-stop style:position="3in" style:type="center"/>
          <style:tab-stop style:position="6in" style:type="right"/>
          <style:tab-stop style:position="8.0984in" style:type="right"/>
        </style:tab-stops>
      </style:paragraph-properties>
      <style:text-properties style:font-name="Arial Narrow" fo:font-size="14pt" fo:font-style="italic" fo:font-weight="bold" style:font-size-asian="14pt" style:font-style-asian="italic" style:font-weight-asian="bold" style:font-name-complex="Arial Narrow" style:font-size-complex="14pt"/>
    </style:style>
    <style:style style:name="P49" style:family="paragraph" style:parent-style-name="LO-Normal">
      <style:paragraph-properties fo:text-align="center" style:justify-single-word="false"/>
      <style:text-properties style:font-name="Arial Narrow" fo:font-weight="bold" style:font-weight-asian="bold" style:font-name-complex="Tahoma" style:font-weight-complex="bold"/>
    </style:style>
    <style:style style:name="P50"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 fo:font-size="11pt" fo:language="it" fo:country="IT" style:font-size-asian="11pt" style:font-name-complex="Tahoma" style:font-size-complex="11pt"/>
    </style:style>
    <style:style style:name="P51" style:family="paragraph" style:parent-style-name="LO-Normal" style:list-style-name="WW8Num7">
      <style:paragraph-properties fo:text-align="justify" style:justify-single-word="false"/>
      <style:text-properties style:font-name="Arial Narrow" fo:font-size="11pt" fo:language="es" fo:country="ES" style:font-size-asian="11pt" style:font-name-complex="Arial Narrow" style:font-size-complex="11pt"/>
    </style:style>
    <style:style style:name="P52" style:family="paragraph" style:parent-style-name="LO-Normal">
      <style:text-properties style:font-name="Arial Narrow" fo:font-size="11pt" fo:language="id" fo:country="ID" style:font-size-asian="11pt" style:font-name-complex="Tahoma" style:font-size-complex="11pt"/>
    </style:style>
    <style:style style:name="P53" style:family="paragraph" style:parent-style-name="LO-Normal" style:list-style-name="WW8Num7">
      <style:paragraph-properties fo:text-align="justify" style:justify-single-word="false"/>
    </style:style>
    <style:style style:name="P54" style:family="paragraph" style:parent-style-name="LO-Normal" style:list-style-name="WW8Num7">
      <style:paragraph-properties fo:text-align="justify" style:justify-single-word="false">
        <style:tab-stops>
          <style:tab-stop style:position="-0.9374in"/>
          <style:tab-stop style:position="0in"/>
        </style:tab-stops>
      </style:paragraph-properties>
    </style:style>
    <style:style style:name="P55" style:family="paragraph" style:parent-style-name="LO-Normal">
      <style:paragraph-properties fo:text-align="start" style:justify-single-word="false">
        <style:tab-stops>
          <style:tab-stop style:position="1.5311in"/>
          <style:tab-stop style:position="2.6146in" style:type="right"/>
        </style:tab-stops>
      </style:paragraph-properties>
      <style:text-properties officeooo:paragraph-rsid="000eaa2f"/>
    </style:style>
    <style:style style:name="P56" style:family="paragraph" style:parent-style-name="LO-Normal" style:list-style-name="WW8Num3">
      <style:paragraph-properties fo:margin-left="0.2362in" fo:margin-right="0in" fo:text-align="justify" style:justify-single-word="false" fo:text-indent="-0.2362in" style:auto-text-indent="false"/>
    </style:style>
    <style:style style:name="P57" style:family="paragraph" style:parent-style-name="LO-Normal">
      <style:paragraph-properties fo:margin-left="0in" fo:margin-right="0in" fo:text-align="center" style:justify-single-word="false" fo:text-indent="0in" style:auto-text-indent="false"/>
      <style:text-properties style:font-name="Arial Narrow" fo:language="id" fo:country="ID" style:text-underline-style="solid" style:text-underline-width="auto" style:text-underline-color="font-color" fo:font-weight="bold" officeooo:paragraph-rsid="000eaa2f" style:font-weight-asian="bold" style:font-name-complex="Arial Narrow"/>
    </style:style>
    <style:style style:name="P58" style:family="paragraph" style:parent-style-name="LO-Normal" style:list-style-name="" style:master-page-name="Standard">
      <style:paragraph-properties fo:margin-left="0in" fo:margin-right="0in" fo:margin-top="0in" fo:margin-bottom="0.0835in" loext:contextual-spacing="false" fo:text-align="start" style:justify-single-word="false" fo:text-indent="0in" style:auto-text-indent="false" style:page-number="auto">
        <style:tab-stops>
          <style:tab-stop style:position="0in"/>
        </style:tab-stops>
      </style:paragraph-properties>
      <style:text-properties officeooo:paragraph-rsid="00258e01"/>
    </style:style>
    <style:style style:name="P59" style:family="paragraph" style:parent-style-name="LO-Normal">
      <style:paragraph-properties fo:margin-top="0in" fo:margin-bottom="0.0835in" loext:contextual-spacing="false" fo:text-align="center" style:justify-single-word="false"/>
    </style:style>
    <style:style style:name="P60" style:family="paragraph" style:parent-style-name="Heading_20_2">
      <style:paragraph-properties>
        <style:tab-stops>
          <style:tab-stop style:position="0in"/>
        </style:tab-stops>
      </style:paragraph-properties>
      <style:text-properties style:font-name="Arial Narrow" fo:font-size="12pt" style:font-size-asian="12pt" style:font-name-complex="Tahoma"/>
    </style:style>
    <style:style style:name="P61" style:family="paragraph" style:parent-style-name="Heading_20_2">
      <style:paragraph-properties>
        <style:tab-stops>
          <style:tab-stop style:position="0in"/>
        </style:tab-stops>
      </style:paragraph-properties>
      <style:text-properties style:font-name="Arial Narrow" fo:font-size="12pt" style:font-size-asian="12pt" style:font-name-complex="Tahoma" style:font-weight-complex="bold"/>
    </style:style>
    <style:style style:name="P62" style:family="paragraph" style:parent-style-name="Heading_20_2" style:list-style-name="">
      <style:paragraph-properties fo:margin-left="0in" fo:margin-right="0in" fo:text-indent="0in" style:auto-text-indent="false">
        <style:tab-stops>
          <style:tab-stop style:position="0in"/>
        </style:tab-stops>
      </style:paragraph-properties>
      <style:text-properties style:font-name="Arial Narrow" fo:font-size="11pt" style:font-size-asian="11pt" style:font-name-complex="Tahoma" style:font-size-complex="11pt"/>
    </style:style>
    <style:style style:name="P63" style:family="paragraph" style:parent-style-name="Heading_20_1">
      <style:paragraph-properties>
        <style:tab-stops>
          <style:tab-stop style:position="0in"/>
        </style:tab-stops>
      </style:paragraph-properties>
    </style:style>
    <style:style style:name="P64" style:family="paragraph" style:parent-style-name="Heading_20_4">
      <style:paragraph-properties fo:text-align="justify" style:justify-single-word="false">
        <style:tab-stops>
          <style:tab-stop style:position="-0.4189in"/>
          <style:tab-stop style:position="0in"/>
        </style:tab-stops>
      </style:paragraph-properties>
      <style:text-properties style:font-name="Arial Narrow" fo:font-size="11pt" fo:language="sv" fo:country="SE" fo:font-weight="normal" style:font-size-asian="11pt" style:font-weight-asian="normal" style:font-name-complex="Tahoma" style:font-size-complex="11pt"/>
    </style:style>
    <style:style style:name="P65" style:family="paragraph" style:parent-style-name="Heading_20_5" style:list-style-name="" style:master-page-name="Standard">
      <style:paragraph-properties fo:margin-left="0in" fo:margin-right="0in" fo:margin-top="0in" fo:margin-bottom="0.0835in" loext:contextual-spacing="false" fo:text-indent="0in" style:auto-text-indent="false" style:page-number="auto">
        <style:tab-stops>
          <style:tab-stop style:position="0in"/>
        </style:tab-stops>
      </style:paragraph-properties>
      <style:text-properties officeooo:paragraph-rsid="00127f7f"/>
    </style:style>
    <style:style style:name="T1" style:family="text">
      <style:text-properties style:font-name="Arial Narrow" style:font-name-complex="Tahoma"/>
    </style:style>
    <style:style style:name="T2" style:family="text">
      <style:text-properties style:font-name="Arial Narrow" style:font-name-complex="Tahoma" style:font-weight-complex="bold"/>
    </style:style>
    <style:style style:name="T3" style:family="text">
      <style:text-properties style:font-name="Arial Narrow" fo:language="sv" fo:country="SE" style:font-name-complex="Tahoma" style:font-size-complex="14pt"/>
    </style:style>
    <style:style style:name="T4" style:family="text">
      <style:text-properties style:font-name="Arial Narrow" fo:language="sv" fo:country="SE" fo:font-weight="bold" style:font-weight-asian="bold" style:font-name-complex="Tahoma" style:font-weight-complex="bold"/>
    </style:style>
    <style:style style:name="T5" style:family="text">
      <style:text-properties style:font-name="Arial Narrow" fo:font-size="11pt" style:font-size-asian="11pt" style:font-name-complex="Arial Narrow" style:font-size-complex="11pt"/>
    </style:style>
    <style:style style:name="T6" style:family="text">
      <style:text-properties style:font-name="Arial Narrow" fo:font-size="11pt" style:font-size-asian="11pt" style:font-name-complex="Tahoma" style:font-size-complex="11pt"/>
    </style:style>
    <style:style style:name="T7" style:family="text">
      <style:text-properties style:font-name="Arial Narrow" fo:font-size="11pt" style:font-size-asian="11pt" style:font-name-complex="Tahoma" style:font-size-complex="11pt" style:font-weight-complex="bold"/>
    </style:style>
    <style:style style:name="T8" style:family="text">
      <style:text-properties style:font-name="Arial Narrow" fo:font-size="11pt" fo:font-weight="bold" style:font-size-asian="11pt" style:font-weight-asian="bold" style:font-name-complex="Tahoma" style:font-size-complex="11pt"/>
    </style:style>
    <style:style style:name="T9" style:family="text">
      <style:text-properties style:font-name="Arial Narrow" fo:font-size="11pt" fo:font-weight="bold" style:font-size-asian="11pt" style:font-weight-asian="bold" style:font-name-complex="Tahoma" style:font-size-complex="11pt" style:font-weight-complex="bold"/>
    </style:style>
    <style:style style:name="T10" style:family="text">
      <style:text-properties style:font-name="Arial Narrow" fo:font-size="11pt" fo:language="sv" fo:country="SE" fo:font-weight="bold" style:font-size-asian="11pt" style:font-weight-asian="bold" style:font-name-complex="Arial Narrow" style:font-size-complex="11pt" style:font-weight-complex="bold"/>
    </style:style>
    <style:style style:name="T11" style:family="text">
      <style:text-properties style:font-name="Arial Narrow" fo:font-size="11pt" fo:language="sv" fo:country="SE" fo:font-weight="bold" style:font-size-asian="11pt" style:font-weight-asian="bold" style:font-name-complex="Tahoma" style:font-size-complex="11pt" style:font-weight-complex="bold"/>
    </style:style>
    <style:style style:name="T12" style:family="text">
      <style:text-properties style:font-name="Arial Narrow" fo:font-size="11pt" fo:language="sv" fo:country="SE" style:font-size-asian="11pt" style:font-name-complex="Tahoma" style:font-size-complex="11pt"/>
    </style:style>
    <style:style style:name="T13" style:family="text">
      <style:text-properties style:font-name="Arial Narrow" fo:font-size="11pt" fo:language="sv" fo:country="SE" style:font-size-asian="11pt" style:font-name-complex="Arial Narrow"/>
    </style:style>
    <style:style style:name="T14" style:family="text">
      <style:text-properties style:font-name="Arial Narrow" fo:font-size="11pt" fo:language="sv" fo:country="SE" style:font-size-asian="11pt" style:font-name-complex="Arial Narrow" style:font-size-complex="11pt"/>
    </style:style>
    <style:style style:name="T15" style:family="text">
      <style:text-properties style:font-name="Arial Narrow" fo:font-size="11pt" fo:language="id" fo:country="ID" fo:font-weight="bold" style:font-size-asian="11pt" style:font-weight-asian="bold" style:font-name-complex="Arial Narrow" style:font-size-complex="11pt" style:font-weight-complex="bold"/>
    </style:style>
    <style:style style:name="T16" style:family="text">
      <style:text-properties style:font-name="Arial Narrow" fo:font-size="11pt" fo:language="id" fo:country="ID" fo:font-weight="bold" officeooo:rsid="0014624d" style:font-size-asian="11pt" style:font-weight-asian="bold" style:font-name-complex="Arial Narrow" style:font-size-complex="11pt" style:font-weight-complex="bold"/>
    </style:style>
    <style:style style:name="T17" style:family="text">
      <style:text-properties style:font-name="Arial Narrow" fo:font-size="11pt" fo:language="id" fo:country="ID" fo:font-weight="bold" officeooo:rsid="0024a95f" style:font-size-asian="11pt" style:font-weight-asian="bold" style:font-name-complex="Arial Narrow" style:font-size-complex="11pt" style:font-weight-complex="bold"/>
    </style:style>
    <style:style style:name="T18" style:family="text">
      <style:text-properties style:font-name="Arial Narrow" fo:font-size="11pt" fo:language="id" fo:country="ID" fo:font-weight="bold" style:font-size-asian="11pt" style:font-weight-asian="bold" style:font-name-complex="Tahoma" style:font-size-complex="11pt"/>
    </style:style>
    <style:style style:name="T19" style:family="text">
      <style:text-properties style:font-name="Arial Narrow" fo:font-size="11pt" fo:language="id" fo:country="ID" fo:font-weight="bold" style:font-size-asian="11pt" style:font-weight-asian="bold" style:font-name-complex="Tahoma" style:font-size-complex="11pt" style:font-weight-complex="bold"/>
    </style:style>
    <style:style style:name="T20" style:family="text">
      <style:text-properties style:font-name="Arial Narrow" fo:font-size="11pt" fo:language="id" fo:country="ID" style:font-size-asian="11pt" style:font-name-complex="Arial Narrow" style:font-size-complex="11pt"/>
    </style:style>
    <style:style style:name="T21" style:family="text">
      <style:text-properties style:font-name="Arial Narrow" fo:font-size="11pt" fo:language="id" fo:country="ID" officeooo:rsid="000eaa2f" style:font-size-asian="11pt" style:font-name-complex="Arial Narrow" style:font-size-complex="11pt"/>
    </style:style>
    <style:style style:name="T22" style:family="text">
      <style:text-properties style:font-name="Arial Narrow" fo:font-size="11pt" fo:language="id" fo:country="ID" style:font-size-asian="11pt" style:font-name-complex="Tahoma" style:font-size-complex="11pt"/>
    </style:style>
    <style:style style:name="T23" style:family="text">
      <style:text-properties style:font-name="Arial Narrow" fo:font-size="11pt" fo:language="id" fo:country="ID" fo:font-style="italic" style:font-size-asian="11pt" style:font-style-asian="italic" style:font-name-complex="Tahoma" style:font-size-complex="11pt"/>
    </style:style>
    <style:style style:name="T24" style:family="text">
      <style:text-properties style:font-name="Arial Narrow" fo:font-size="11pt" fo:language="id" fo:country="ID" style:text-underline-style="solid" style:text-underline-width="auto" style:text-underline-color="font-color" fo:font-weight="bold" style:font-size-asian="11pt" style:font-weight-asian="bold" style:font-name-complex="Tahoma" style:font-size-complex="11pt"/>
    </style:style>
    <style:style style:name="T25" style:family="text">
      <style:text-properties style:font-name="Arial Narrow" fo:font-size="11pt" fo:language="it" fo:country="IT" style:font-size-asian="11pt" style:font-name-complex="Arial Narrow" style:font-size-complex="11pt"/>
    </style:style>
    <style:style style:name="T26" style:family="text">
      <style:text-properties style:font-name="Arial Narrow" fo:font-size="11pt" fo:language="it" fo:country="IT" style:font-size-asian="11pt" style:font-name-complex="Tahoma" style:font-size-complex="11pt"/>
    </style:style>
    <style:style style:name="T27" style:family="text">
      <style:text-properties style:font-name="Arial Narrow" fo:font-size="11pt" fo:language="fi" fo:country="FI" style:font-size-asian="11pt" style:font-name-complex="Arial Narrow" style:font-size-complex="11pt"/>
    </style:style>
    <style:style style:name="T28" style:family="text">
      <style:text-properties fo:font-size="10pt" style:font-size-asian="10pt"/>
    </style:style>
    <style:style style:name="T29" style:family="text">
      <style:text-properties style:font-name-complex="Tahoma"/>
    </style:style>
    <style:style style:name="T30" style:family="text">
      <style:text-properties fo:font-size="11pt" style:font-size-asian="11pt" style:font-name-complex="Tahoma" style:font-size-complex="11pt"/>
    </style:style>
    <style:style style:name="T31" style:family="text">
      <style:text-properties fo:font-size="11pt" fo:language="id" fo:country="ID" style:font-size-asian="11pt" style:font-name-complex="Tahoma" style:font-size-complex="11pt"/>
    </style:style>
    <style:style style:name="T32" style:family="text">
      <style:text-properties fo:font-size="11pt" fo:language="id" fo:country="ID" style:font-size-asian="11pt" style:font-name-complex="Tahoma" style:font-size-complex="11pt" style:font-weight-complex="bold"/>
    </style:style>
    <style:style style:name="T33" style:family="text">
      <style:text-properties fo:font-size="11pt" fo:language="id" fo:country="ID" style:font-size-asian="11pt" style:font-size-complex="11pt"/>
    </style:style>
    <style:style style:name="T34" style:family="text">
      <style:text-properties fo:font-size="11pt" fo:language="id" fo:country="ID" fo:font-weight="bold" style:font-size-asian="11pt" style:font-weight-asian="bold" style:font-name-complex="Tahoma" style:font-size-complex="11pt"/>
    </style:style>
    <style:style style:name="T35" style:family="text">
      <style:text-properties fo:font-size="11pt" fo:language="sv" fo:country="SE" style:font-size-asian="11pt" style:font-name-complex="Tahoma" style:font-size-complex="11pt"/>
    </style:style>
    <style:style style:name="T36" style:family="text">
      <style:text-properties fo:font-size="11pt" fo:language="sv" fo:country="SE" style:font-size-asian="11pt" style:font-name-complex="Tahoma" style:font-size-complex="11pt" style:font-weight-complex="bold"/>
    </style:style>
    <style:style style:name="T37" style:family="text">
      <style:text-properties fo:font-size="11pt" fo:language="sv" fo:country="SE" officeooo:rsid="0021b405" style:font-size-asian="11pt" style:font-name-complex="Tahoma" style:font-size-complex="11pt"/>
    </style:style>
    <style:style style:name="T38" style:family="text">
      <style:text-properties fo:font-size="11pt" fo:language="sv" fo:country="SE" style:font-size-asian="11pt" style:font-size-complex="11pt"/>
    </style:style>
    <style:style style:name="T39" style:family="text">
      <style:text-properties fo:font-size="11pt" fo:language="sv" fo:country="SE" fo:font-weight="bold" style:font-size-asian="11pt" style:font-weight-asian="bold" style:font-size-complex="11pt"/>
    </style:style>
    <style:style style:name="T40" style:family="text">
      <style:text-properties fo:font-size="11pt" fo:language="sv" fo:country="SE" fo:font-weight="bold" style:font-size-asian="11pt" style:font-weight-asian="bold" style:font-name-complex="Tahoma" style:font-size-complex="11pt"/>
    </style:style>
    <style:style style:name="T41" style:family="text">
      <style:text-properties fo:language="id" fo:country="ID"/>
    </style:style>
    <style:style style:name="T42" style:family="text">
      <style:text-properties style:font-name-asian="Arial Narrow" style:font-name-complex="Arial Narrow"/>
    </style:style>
    <style:style style:name="T43" style:family="text">
      <style:text-properties officeooo:rsid="000eaa2f"/>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2307in">
          <style:column style:rel-width="32767*" fo:start-indent="0in" fo:end-indent="0.1154in"/>
          <style:column style:rel-width="32768*" fo:start-indent="0.1154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draft.code"/>
      </text:user-field-decls>
      <text:h text:style-name="P65" text:outline-level="5"><text:span text:style-name="Default_20_Paragraph_20_Font1"><text:span text:style-name="T3">PERJANJIAN KERJA WAKTU TERTENTU</text:span></text:span></text:h>
      <text:p text:style-name="P59"><text:span text:style-name="Default_20_Paragraph_20_Font1"><text:span text:style-name="T4">NO. </text:span></text:span><text:span text:style-name="Default_20_Paragraph_20_Font1"><text:span text:style-name="T10">PKWT-</text:span></text:span><text:span text:style-name="Default_20_Paragraph_20_Font1"><text:span text:style-name="T15">_____</text:span></text:span><text:span text:style-name="Default_20_Paragraph_20_Font1"><text:span text:style-name="T10">/MUM-BIS/__/202</text:span></text:span><text:span text:style-name="Default_20_Paragraph_20_Font1"><text:span text:style-name="T15">0</text:span></text:span></text:p>
      <text:section text:style-name="Sect1" text:name="Section1">
        <text:p text:style-name="P59"><text:span text:style-name="Default_20_Paragraph_20_Font1"><text:span text:style-name="T16"/></text:span></text:p>
        <text:p text:style-name="P47"><text:span text:style-name="Default_20_Paragraph_20_Font1"><text:span text:style-name="T30">Perjanjian Kerja Waktu Tertentu selanjutnya disebut “Perjanjian Kerja” </text:span></text:span><text:span text:style-name="Default_20_Paragraph_20_Font1"><text:span text:style-name="T31">dibuat di</text:span></text:span><text:span text:style-name="T31"> p</text:span><text:span text:style-name="Default_20_Paragraph_20_Font1"><text:span text:style-name="T35">ada hari ini, tanggal</text:span></text:span><text:span text:style-name="Default_20_Paragraph_20_Font1"><text:span text:style-name="T32">___</text:span></text:span><text:span text:style-name="Default_20_Paragraph_20_Font1"><text:span text:style-name="T35"> masing-masing yang bertanda tangan dibawah ini</text:span></text:span><text:span text:style-name="Default_20_Paragraph_20_Font1"><text:span text:style-name="T31"> </text:span></text:span><text:span text:style-name="Default_20_Paragraph_20_Font1"><text:span text:style-name="T35">:</text:span></text:span></text:p>
        <text:p text:style-name="P6"><text:span text:style-name="Default_20_Paragraph_20_Font1"><text:span text:style-name="T31"/></text:span></text:p>
        <text:p text:style-name="P6"><text:span text:style-name="Default_20_Paragraph_20_Font1"><text:span text:style-name="T34">PT Mitra Utama Madani</text:span></text:span><text:span text:style-name="Default_20_Paragraph_20_Font1"><text:span text:style-name="T31">, </text:span></text:span><text:span text:style-name="T38">dalam hal ini diwakili oleh </text:span><text:span text:style-name="T39">Gung Panggodo </text:span><text:span text:style-name="T38">selaku </text:span><text:span text:style-name="T39">Direktur Utama </text:span><text:span text:style-name="T38">dari dan oleh </text:span><text:span text:style-name="T33">karenanya secara sah bertindak untuk dan atas nama perusahaan diatas</text:span><text:span text:style-name="T41">,</text:span><text:span text:style-name="Default_20_Paragraph_20_Font1"><text:span text:style-name="T31"> </text:span></text:span><text:span text:style-name="Default_20_Paragraph_20_Font1"><text:span text:style-name="T35">yang selanjutnya disebut sebagai “</text:span></text:span><text:span text:style-name="Default_20_Paragraph_20_Font1"><text:span text:style-name="T40">PIHAK PERTAMA”</text:span></text:span><text:span text:style-name="Default_20_Paragraph_20_Font1"><text:span text:style-name="T35">.</text:span></text:span></text:p>
        <text:p text:style-name="P5"><text:span text:style-name="T37"/></text:p>
        <text:p text:style-name="P5"><text:span text:style-name="Default_20_Paragraph_20_Font1"><text:span text:style-name="T31">(Nama), (NIK)</text:span></text:span><text:span text:style-name="Default_20_Paragraph_20_Font1"><text:span text:style-name="T35">, dalam hal ini bertindak untuk dan atas namanya sendiri, selanjutnya disebut sebagai “</text:span></text:span><text:span text:style-name="Default_20_Paragraph_20_Font1"><text:span text:style-name="T40">PIHAK KEDUA</text:span></text:span><text:span text:style-name="Default_20_Paragraph_20_Font1"><text:span text:style-name="T35">”.</text:span></text:span></text:p>
        <text:p text:style-name="P5"><text:span text:style-name="Default_20_Paragraph_20_Font1"><text:span text:style-name="T31"/></text:span></text:p>
        <text:p text:style-name="P7">Bahwa PIHAK PERTAMA bersedia menerima PIHAK KEDUA sebagai karyawan.</text:p>
        <text:list xml:id="list2023079024" text:style-name="WW8Num2">
          <text:list-item>
            <text:p text:style-name="P44"><text:span text:style-name="Default_20_Paragraph_20_Font1"><text:span text:style-name="T36">Lokasi Penempatan<text:tab/>: <text:s/></text:span></text:span></text:p>
          </text:list-item>
          <text:list-item>
            <text:p text:style-name="P44"><text:span text:style-name="Default_20_Paragraph_20_Font1"><text:span text:style-name="T36">Posisi Pekerjaan<text:tab/>: <text:s/></text:span></text:span></text:p>
          </text:list-item>
        </text:list>
        <text:p text:style-name="P8"><text:span text:style-name="Default_20_Paragraph_20_Font1"><text:span text:style-name="T35"/></text:span></text:p>
        <text:p text:style-name="Body_20_Text_20_2"><text:span text:style-name="T30">Berdasarkan hal diatas, PIHAK PERTAMA dan PIHAK KEDUA se</text:span><text:span text:style-name="T31">pakat</text:span><text:span text:style-name="T30"> untuk menandatangani Perjanjian Kerja ini dengan syarat dan ketentuan pada pasal-pasal berikut ini:</text:span></text:p>
        <text:h text:style-name="P62" text:outline-level="2"/>
        <text:h text:style-name="P60" text:outline-level="2">Pasal 1</text:h>
        <text:h text:style-name="P63" text:outline-level="1"><text:span text:style-name="Default_20_Paragraph_20_Font1"><text:span text:style-name="T1">Status Karyawan</text:span></text:span></text:h>
        <text:p text:style-name="P32"/>
        <text:p text:style-name="P22">PIHAK KEDUA dengan ini menyatakan bersedia menjadi Karyawan PIHAK PERTAMA, dengan hak dan kewajiban yang telah ditentukan oleh PIHAK PERTAMA. </text:p>
        <text:p text:style-name="P3"/>
        <text:h text:style-name="P61" text:outline-level="2">Pasal <text:s/>2</text:h>
        <text:h text:style-name="P63" text:outline-level="1"><text:span text:style-name="Default_20_Paragraph_20_Font1"><text:span text:style-name="T2">Jangka Waktu Perjanjian</text:span></text:span></text:h>
        <text:p text:style-name="P9"/>
        <text:list xml:id="list3852304771" text:style-name="WW8Num3">
          <text:list-item>
            <text:p text:style-name="P56"><text:span text:style-name="Default_20_Paragraph_20_Font1"><text:span text:style-name="T7">P</text:span></text:span><text:span text:style-name="Default_20_Paragraph_20_Font1"><text:span text:style-name="T6">erjanjian kerja ini dibuat untuk jangka waktu</text:span></text:span><text:span text:style-name="Default_20_Paragraph_20_Font1"><text:span text:style-name="T8"> </text:span></text:span><text:span text:style-name="Default_20_Paragraph_20_Font1"><text:span text:style-name="T15">2 (Dua) Tahun</text:span></text:span><text:span text:style-name="Default_20_Paragraph_20_Font1"><text:span text:style-name="T9"> </text:span></text:span><text:span text:style-name="Default_20_Paragraph_20_Font1"><text:span text:style-name="T6">terhitung sejak tanggal</text:span></text:span><text:span text:style-name="Default_20_Paragraph_20_Font1"><text:span text:style-name="T9"> </text:span></text:span><text:span text:style-name="Default_20_Paragraph_20_Font1"><text:span text:style-name="T11">23 November 2018</text:span></text:span><text:span text:style-name="Default_20_Paragraph_20_Font1"><text:span text:style-name="T12"> </text:span></text:span><text:span text:style-name="Default_20_Paragraph_20_Font1"><text:span text:style-name="T6">sampai dengan </text:span></text:span><text:span text:style-name="Default_20_Paragraph_20_Font1"><text:span text:style-name="T19">22 November 2020</text:span></text:span><text:span text:style-name="Default_20_Paragraph_20_Font1"><text:span text:style-name="T8">,<text:tab/> <text:s/></text:span></text:span></text:p>
          </text:list-item>
          <text:list-item>
            <text:p text:style-name="P56"><text:span text:style-name="Default_20_Paragraph_20_Font1"><text:span text:style-name="T20">Perpanjangan Perjanjian akan diberitahukan 7 (tujuh) hari sebelum jangka waktu Perjanjian Kerja ini berakhi</text:span></text:span><text:span text:style-name="Default_20_Paragraph_20_Font1"><text:span text:style-name="T5">r.</text:span></text:span></text:p>
          </text:list-item>
        </text:list>
        <text:p text:style-name="P15"><text:span text:style-name="Default_20_Paragraph_20_Font1"><text:span text:style-name="T20"/></text:span></text:p>
        <text:p text:style-name="P49">Pasal <text:s/>3</text:p>
        <text:p text:style-name="P26">Upah dan Benefit</text:p>
        <text:p text:style-name="P27"/>
        <text:list xml:id="list2791699879" text:style-name="WW8Num4">
          <text:list-item>
            <text:p text:style-name="P35">PIHAK KEDUA berhak mendapat upah yang dibayarkan oleh PIHAK PERTAMA setiap tanggal 25 bulan berjalan secara langsung kepada PIHAK KEDUA melalui transfer. </text:p>
          </text:list-item>
          <text:list-item>
            <text:p text:style-name="P36"><text:span text:style-name="T12">U</text:span><text:span text:style-name="T22">pah yang diberikan kepada PIHAK KEDUA adalah sebesar ________</text:span></text:p>
          </text:list-item>
        </text:list>
        <text:p text:style-name="P29"/>
        <text:p text:style-name="P25">Pasal <text:s/>4</text:p>
        <text:p text:style-name="P28">Hak dan Kewajiban</text:p>
        <text:p text:style-name="P28"/>
        <text:list xml:id="list3548363848" text:style-name="WW8Num6">
          <text:list-item>
            <text:p text:style-name="P37">PARA PIHAK sepakat melaksanakan dan menjaga hak dan kewajibannya masing-masing; </text:p>
          </text:list-item>
          <text:list-item>
            <text:p text:style-name="P37">PIHAK KEDUA wajib melaksanakan tugas dan kewajiban dengan sebaik-baiknya sebagaimana uraian pekerjaan (terlampir);</text:p>
          </text:list-item>
          <text:list-item>
            <text:p text:style-name="P37">Apabila PIHAK KEDUA tidak dapat mencapai target kerja yang telah ditentukan, maka PIHAK KEDUA bersedia untuk mengajukan pengunduran diri tanpa ada paksaan dari siapapun.</text:p>
          </text:list-item>
        </text:list>
        <text:p text:style-name="P24"/>
        <text:p text:style-name="P23"/>
        <text:list xml:id="list152322014333263" text:continue-numbering="true" text:style-name="WW8Num6">
          <text:list-item>
            <text:p text:style-name="P38"><text:span text:style-name="T22">Apabila dikemudian hari PIHAK KEDUA mendapatkan permintaan pekerjaan tambahan dari </text:span><text:span text:style-name="T23">user </text:span><text:span text:style-name="T22">(selain</text:span><text:span text:style-name="T23"> jobdesk</text:span><text:span text:style-name="T22"> yang telah ditentukan), PIHAK KEDUA wajib memberitahukan kepada PIHAK PERTAMA.</text:span></text:p>
          </text:list-item>
        </text:list>
        <text:p text:style-name="P30"/>
        <text:p text:style-name="P13">Pasal 5</text:p>
        <text:p text:style-name="P14"><text:span text:style-name="T42"><text:s/></text:span><text:span text:style-name="T29">Berakhirnya Hubungan Kerja</text:span></text:p>
        <text:p text:style-name="P13"/>
        <text:p text:style-name="P10">Hubungan Kerja ini berakhir apabila :</text:p>
        <text:list xml:id="list21015180" text:style-name="WW8Num7">
          <text:list-item>
            <text:p text:style-name="P53"><text:span text:style-name="Default_20_Paragraph_20_Font1"><text:span text:style-name="T22">Berakhirnya jangka waktu perjanjian kerja waktu tertentu ini;</text:span></text:span></text:p>
          </text:list-item>
          <text:list-item>
            <text:p text:style-name="P50">PIHAK KEDUA meninggal dunia;</text:p>
          </text:list-item>
          <text:list-item>
            <text:p text:style-name="P54"><text:span text:style-name="T22">PIHAK PERTAMA dan/atau pengguna jasa (</text:span><text:span text:style-name="T23">user) </text:span><text:span text:style-name="T22">tidak memerlukan jasa dari PIHAK KEDUA;</text:span></text:p>
          </text:list-item>
          <text:list-item>
            <text:p text:style-name="P50">Apabila selama berlangsungnya Perjanjian Kerja PIHAK KEDUA terbukti melakukan tindakan yang merugikan;</text:p>
          </text:list-item>
          <text:list-item>
            <text:p text:style-name="P50">PIHAK PERTAMA tidak memiliki kewajiban atau membayar upah dan atau ganti rugi apapun terhadap PIHAK KEDUA dan PIHAK PERTAMA dapat mencadangkan haknya untuk mengajukan gugatan kepada PIHAK KEDUA;</text:p>
          </text:list-item>
          <text:list-item>
            <text:p text:style-name="P51">PIHAK KEDUA dikenakan tindakan Penahanan oleh Pihak yang berwajib dan/atau menjalani proses hukum atas dugaan keterlibatan dalam suatu tindak pidana baik atas laporan PIHAK PERTAMA maupun atas laporan Pihak Ketiga.</text:p>
          </text:list-item>
        </text:list>
        <text:p text:style-name="P16"/>
        <text:p text:style-name="P18">Pasal 6</text:p>
        <text:p text:style-name="P18">Penyelesaian Perselisihan</text:p>
        <text:p text:style-name="P17"/>
        <text:list xml:id="list853182937" text:style-name="WW8Num8">
          <text:list-item>
            <text:p text:style-name="P33"><text:span text:style-name="T22">Apabila</text:span><text:span text:style-name="T6"> terjadi sengketa, perbedaan pendapat dan/atau perselisihan yang berhubungan dengan Perjanjian Kerja ini, PARA PIHAK akan menyelesaikan </text:span><text:span text:style-name="T22">secara</text:span><text:span text:style-name="T6"> musyawarah untuk </text:span><text:span text:style-name="T22">mencapai suatu </text:span><text:span text:style-name="T6">mufakat;</text:span></text:p>
          </text:list-item>
        </text:list>
        <text:h text:style-name="P64" text:outline-level="4">Apabila setelah dilakukan maka PARA PIHAK akan tunduk pada ketentuan Hukum Acara Perdata atau/ UU Ketenagakerjaan yang berlaku.</text:h>
        <text:p text:style-name="P19"/>
        <text:p text:style-name="P20">Pasal 7</text:p>
        <text:p text:style-name="P20">Penutup</text:p>
        <text:p text:style-name="P21"/>
        <text:p text:style-name="P31"><text:span text:style-name="Default_20_Paragraph_20_Font1"><text:span text:style-name="T12">1. <text:tab/></text:span></text:span><text:span text:style-name="Default_20_Paragraph_20_Font1"><text:span text:style-name="T25">Perjanjian Kerja ini dibuat dan ditandatangani </text:span></text:span><text:span text:style-name="Default_20_Paragraph_20_Font1"><text:span text:style-name="T12">tanpa adanya unsur paksaan dari pihak manapun;</text:span></text:span></text:p>
        <text:p text:style-name="P31"><text:span text:style-name="Default_20_Paragraph_20_Font1"><text:span text:style-name="T12">2. <text:tab/></text:span></text:span><text:span text:style-name="Default_20_Paragraph_20_Font1"><text:span text:style-name="T26">Perjanjian Kerja ini dibuat, ditafsirkan dan dilaksanakan berdasarkan hukum negara Republik Indones</text:span></text:span><text:span text:style-name="Default_20_Paragraph_20_Font1"><text:span text:style-name="T22">ia.</text:span></text:span></text:p>
        <text:p text:style-name="P31"><text:span text:style-name="Default_20_Paragraph_20_Font1"><text:span text:style-name="T22"/></text:span></text:p>
        <text:p text:style-name="P34"><text:soft-page-break/>Demikian Surat Perjanjian Kerja Waktu Tertentu ini dibuat dan ditandatangani oleh kedua belah pihak dalam rangkap 2 (dua) yang masing-masing mempunyai kekuatan hukum yang sama.</text:p>
        <text:p text:style-name="P12"/>
        <text:p text:style-name="P11">PT Mitra Utama Madani</text:p>
        <text:p text:style-name="LO-Normal"><text:span text:style-name="Default_20_Paragraph_20_Font1"><text:span text:style-name="T12">PIHAK PERTAMA<text:tab/><text:tab/><text:tab/> <text:s text:c="2"/>PIHAK KEDUA, <text:s/></text:span></text:span></text:p>
        <text:p text:style-name="LO-Normal"><text:span text:style-name="Default_20_Paragraph_20_Font1"><text:span text:style-name="T12"/></text:span></text:p>
        <text:p text:style-name="LO-Normal"><text:span text:style-name="Default_20_Paragraph_20_Font1"><text:span text:style-name="T12"/></text:span></text:p>
        <text:p text:style-name="LO-Normal"><text:span text:style-name="Default_20_Paragraph_20_Font1"><text:span text:style-name="T12"/></text:span></text:p>
        <text:p text:style-name="LO-Normal"><text:span text:style-name="Default_20_Paragraph_20_Font1"><text:span text:style-name="T12"/></text:span></text:p>
        <text:p text:style-name="LO-Normal"><text:span text:style-name="Default_20_Paragraph_20_Font1"><text:span text:style-name="T12"/></text:span></text:p>
        <text:p text:style-name="LO-Normal"><text:span text:style-name="Default_20_Paragraph_20_Font1"><text:span text:style-name="T24">Gung P</text:span></text:span><text:span text:style-name="T24">anggodo</text:span><text:span text:style-name="T18"><text:tab/><text:tab/><text:tab/><text:tab/> <text:s text:c="3"/>(Karyawan)</text:span></text:p>
        <text:p text:style-name="P52">Direktur Utama</text:p>
      </text:section>
      <text:section text:style-name="Sect2" text:name="Section2">
        <text:p text:style-name="P57"/>
        <text:p text:style-name="P57">LAMPIRAN</text:p>
        <text:p text:style-name="P57"/>
      </text:section>
      <text:section text:style-name="Sect2" text:name="Section3">
        <text:p text:style-name="P55"><text:span text:style-name="Default_20_Paragraph_20_Font1"><text:span text:style-name="T21">1. </text:span></text:span><text:span text:style-name="Default_20_Paragraph_20_Font1"><text:span text:style-name="T20">Komponen Upah untuk PIHAK KEDUA sebagaimana diatur sebagai berikut:</text:span></text:span></text:p>
        <text:p text:style-name="P43"><text:span text:style-name="Default_20_Paragraph_20_Font1"><text:span text:style-name="T12">Upah Pokok<text:tab/>= <text:tab/></text:span></text:span><text:span text:style-name="Default_20_Paragraph_20_Font1"><text:span text:style-name="T20">0</text:span></text:span><text:span text:style-name="Default_20_Paragraph_20_Font1"><text:span text:style-name="T27">,-</text:span></text:span></text:p>
        <text:p text:style-name="P43"><text:span text:style-name="Default_20_Paragraph_20_Font1"><text:span text:style-name="T12">T. Fungsional<text:tab/>=<text:tab/></text:span></text:span><text:span text:style-name="Default_20_Paragraph_20_Font1"><text:span text:style-name="T20">0</text:span></text:span><text:span text:style-name="Default_20_Paragraph_20_Font1"><text:span text:style-name="T14">,-</text:span></text:span></text:p>
        <text:p text:style-name="P43"><text:span text:style-name="Default_20_Paragraph_20_Font1"><text:span text:style-name="T6">T. Transportasi</text:span></text:span><text:span text:style-name="Default_20_Paragraph_20_Font1"><text:span text:style-name="T12"><text:tab/>=<text:tab/></text:span></text:span><text:span text:style-name="Default_20_Paragraph_20_Font1"><text:span text:style-name="T20">0</text:span></text:span><text:span text:style-name="Default_20_Paragraph_20_Font1"><text:span text:style-name="T14">,-</text:span></text:span></text:p>
        <text:p text:style-name="P43"><text:span text:style-name="Default_20_Paragraph_20_Font1"><text:span text:style-name="T6">T. Jabatan<text:tab/>=<text:tab/></text:span></text:span><text:span text:style-name="Default_20_Paragraph_20_Font1"><text:span text:style-name="T27">0,-</text:span></text:span></text:p>
        <text:p text:style-name="P43"><text:span text:style-name="T6">T. Lain-Lain<text:tab/>=<text:tab/></text:span><text:span text:style-name="T20">0,-</text:span></text:p>
        <text:p text:style-name="P43"><text:span text:style-name="Default_20_Paragraph_20_Font1"><text:span text:style-name="T8">Take Home Pay</text:span></text:span><text:span text:style-name="Default_20_Paragraph_20_Font1"><text:span text:style-name="T6"><text:tab/>=<text:tab/></text:span></text:span><text:span text:style-name="Default_20_Paragraph_20_Font1"><text:span text:style-name="T15">0</text:span></text:span><text:span text:style-name="Default_20_Paragraph_20_Font1"><text:span text:style-name="T10">,-</text:span></text:span></text:p>
        <text:p text:style-name="P43"><text:span text:style-name="Default_20_Paragraph_20_Font1"><text:span text:style-name="T11"/></text:span></text:p>
        <text:list xml:id="list152320985497889" text:continue-numbering="true" text:style-name="WW8Num8">
          <text:list-item>
            <text:list>
              <text:list-item>
                <text:list>
                  <text:list-item>
                    <text:list>
                      <text:list-header>
                        <text:p text:style-name="P39"><text:span text:style-name="T43">2. </text:span>Fasilitas dan Benefit sebagai berikut :</text:p>
                      </text:list-header>
                    </text:list>
                  </text:list-item>
                </text:list>
              </text:list-item>
            </text:list>
          </text:list-item>
        </text:list>
        <text:list xml:id="list1955765371" text:style-name="WW8Num5">
          <text:list-item>
            <text:p text:style-name="P40"><text:span text:style-name="T12">Karyawan diikutsertakan program </text:span><text:span text:style-name="T13">BPJS Ketenagakerjaan</text:span> <text:span text:style-name="T12"><text:s/>sesuai dengan ketentuan yang berlaku;</text:span></text:p>
          </text:list-item>
          <text:list-item>
            <text:p text:style-name="P41">BPJS Kesehatan, ditetapkan sesuai dengan ketentuan yang berlaku;</text:p>
          </text:list-item>
          <text:list-item>
            <text:p text:style-name="P41">Asuransi Kecelakaan Diri, dimana iuran/premi ditanggung seluruhnya oleh PIHAK PERTAMA dengan <text:s/>manfaat sesuai dengan kebijakan yang ditetapkan oleh PIHAK PERTAMA;</text:p>
          </text:list-item>
          <text:list-item>
            <text:p text:style-name="P41">Tunjangan Hari Raya (THR) diberikan minimal sejumlah 1 (satu) bulan upah pokok ditambah tunjangan yang bersifat tetap dan pembayarannya dilaksanakan sebelum Hari Raya atau sesuai dengan kebijakan yang ditetapkan PIHAK PERTAMA;</text:p>
          </text:list-item>
          <text:list-item>
            <text:p text:style-name="P41">Cuti Tahunan sejumlah 12 (dua belas) hari kerja untuk setiap tahun kerja setelah PIHAK KEDUA menyelesaikan masa kerja 1(satu) tahun kerja secara terus menerus, dengan pelaksanaan sesuai dengan ketentuan yang berlaku;</text:p>
          </text:list-item>
          <text:list-item>
            <text:p text:style-name="P41">Pajak Penghasilan (Pph-21) akan ditanggung oleh PIHAK PERTAMA;</text:p>
          </text:list-item>
          <text:list-item>
            <text:p text:style-name="P42">Uang lembur sesuai dengan ketentuan yang berlaku.</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ans Serif'"/>
    <style:font-face style:name="MS Mincho" svg:font-family="'MS Mincho', 'Liberation Serif'" style:font-family-generic="modern"/>
    <style:font-face style:name="Symbol" svg:font-family="Symbol, Arimo" style:font-family-generic="roman"/>
    <style:font-face style:name="Times New Roman" svg:font-family="'Times New Roman', 'Liberation Sans'" style:font-family-generic="roman"/>
    <style:font-face style:name="Arial Black" svg:font-family="'Arial Black', 'Liberation Sans'" style:font-family-generic="swiss"/>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padding="0in" fo:border="none" style:writing-mode="lr-tb"/>
      <style:text-properties style:use-window-font-color="true" style:font-name="Times New Roman" fo:font-family="'Times New Roman', 'Liberation Sans'" style:font-family-generic="roman" fo:font-size="10pt" fo:language="en" fo:country="GB" style:font-name-asian="Times New Roman" style:font-family-asian="'Times New Roman', 'Liberation Sans'" style:font-family-generic-asian="roman" style:font-size-asian="10pt" style:language-asian="en" style:country-asian="GB" style:font-name-complex="Times New Roman" style:font-family-complex="'Times New Roman', 'Liberation Sans'" style:font-family-generic-complex="roman"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Liberation Sans'" style:font-family-generic="swiss" fo:font-size="14pt" style:font-name-asian="MS Mincho" style:font-family-asian="'MS Mincho', 'Liberation Serif'" style:font-family-generic-asian="modern" style:font-size-asian="14pt" style:font-name-complex="Tahoma" style:font-family-complex="Tahoma, 'Noto Sans'" style:font-family-generic-complex="swiss"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text-align="center" style:justify-single-word="false" fo:hyphenation-ladder-count="no-limit" fo:keep-with-next="always">
        <style:tab-stops>
          <style:tab-stop style:position="0in"/>
        </style:tab-stops>
      </style:paragraph-properties>
      <style:text-properties fo:font-weight="bold" style:font-weight-asian="bold" fo:hyphenate="false" fo:hyphenation-remain-char-count="2" fo:hyphenation-push-char-count="2"/>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3" style:display-name="Heading 3" style:family="paragraph" style:parent-style-name="LO-Normal" style:next-style-name="LO-Normal" style:default-outline-level="3" style:class="text">
      <style:paragraph-properties fo:margin-left="0in" fo:margin-right="0.0299in" fo:hyphenation-ladder-count="no-limit" fo:text-indent="0in" style:auto-text-indent="false" fo:keep-with-next="always">
        <style:tab-stops>
          <style:tab-stop style:position="0in"/>
        </style:tab-stops>
      </style:paragraph-properties>
      <style:text-properties style:font-name="Arial Narrow" fo:font-family="'Arial Narrow', 'Liberation Sans'" style:font-family-generic="swiss" fo:font-size="11pt" fo:font-weight="bold" style:font-size-asian="11pt" style:font-weight-asian="bold" style:font-name-complex="Arial Narrow" style:font-family-complex="'Arial Narrow', 'Liberation Sans'" style:font-family-generic-complex="swiss" fo:hyphenate="false" fo:hyphenation-remain-char-count="2" fo:hyphenation-push-char-count="2"/>
    </style:style>
    <style:style style:name="Heading_20_4" style:display-name="Heading 4" style:family="paragraph" style:parent-style-name="LO-Normal" style:next-style-name="LO-Normal" style:default-outline-level="4" style:class="text">
      <style:paragraph-properties fo:margin-left="0.3937in" fo:margin-right="0in" fo:text-align="center" style:justify-single-word="false" fo:hyphenation-ladder-count="no-limit" fo:text-indent="-0.3937in" style:auto-text-indent="false"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5" style:display-name="Heading 5" style:family="paragraph" style:parent-style-name="LO-Normal" style:next-style-name="LO-Normal" style:default-outline-level="5" style:class="text">
      <style:paragraph-properties fo:margin-left="1.2799in" fo:margin-right="0in" fo:text-align="center" style:justify-single-word="false" fo:hyphenation-ladder-count="no-limit" fo:text-indent="-1.2799in" style:auto-text-indent="false" fo:keep-with-next="always">
        <style:tab-stops>
          <style:tab-stop style:position="0in"/>
        </style:tab-stops>
      </style:paragraph-properties>
      <style:text-properties fo:font-size="14pt" style:text-underline-style="solid" style:text-underline-width="auto" style:text-underline-color="font-color" fo:font-weight="bold" style:font-size-asian="14pt" style:font-weight-asian="bold" fo:hyphenate="false" fo:hyphenation-remain-char-count="2" fo:hyphenation-push-char-count="2"/>
    </style:style>
    <style:style style:name="Heading_20_6" style:display-name="Heading 6" style:family="paragraph" style:parent-style-name="LO-Normal" style:next-style-name="LO-Normal" style:default-outline-level="6" style:class="text">
      <style:paragraph-properties fo:text-align="center" style:justify-single-word="false" fo:hyphenation-ladder-count="no-limit" fo:keep-with-next="always">
        <style:tab-stops>
          <style:tab-stop style:position="0in"/>
        </style:tab-stops>
      </style:paragraph-properties>
      <style:text-properties style:font-name="Arial Black" fo:font-family="'Arial Black', 'Liberation Sans'" style:font-family-generic="swiss" fo:font-size="11pt" fo:font-weight="bold" style:font-size-asian="11pt" style:font-weight-asian="bold" style:font-name-complex="Arial Black" style:font-family-complex="'Arial Black', 'Liberation Sans'" style:font-family-generic-complex="swiss" style:font-weight-complex="bold" fo:hyphenate="false" fo:hyphenation-remain-char-count="2" fo:hyphenation-push-char-count="2"/>
    </style:style>
    <style:style style:name="Heading_20_7" style:display-name="Heading 7" style:family="paragraph" style:parent-style-name="LO-Normal" style:next-style-name="LO-Normal" style:default-outline-level="7" style:class="text">
      <style:paragraph-properties fo:hyphenation-ladder-count="no-limit" fo:keep-with-next="always">
        <style:tab-stops>
          <style:tab-stop style:position="0in"/>
        </style:tab-stops>
      </style:paragraph-properties>
      <style:text-properties fo:font-size="8pt" fo:font-weight="bold" style:font-size-asian="8pt" style:font-weight-asian="bold" style:font-weight-complex="bold" fo:hyphenate="false" fo:hyphenation-remain-char-count="2" fo:hyphenation-push-char-count="2"/>
    </style:style>
    <style:style style:name="Heading_20_8" style:display-name="Heading 8" style:family="paragraph" style:parent-style-name="LO-Normal" style:next-style-name="LO-Normal" style:default-outline-level="8" style:class="text">
      <style:paragraph-properties fo:hyphenation-ladder-count="no-limit" fo:keep-with-next="always">
        <style:tab-stops>
          <style:tab-stop style:position="0in"/>
        </style:tab-stops>
      </style:paragraph-properties>
      <style:text-properties fo:font-size="14pt" style:font-size-asian="14pt" fo:hyphenate="false" fo:hyphenation-remain-char-count="2" fo:hyphenation-push-char-count="2"/>
    </style:style>
    <style:style style:name="Heading_20_9" style:display-name="Heading 9" style:family="paragraph" style:parent-style-name="LO-Normal" style:next-style-name="LO-Normal" style:default-outline-level="9" style:class="text">
      <style:paragraph-properties fo:hyphenation-ladder-count="no-limit" fo:keep-with-next="always">
        <style:tab-stops>
          <style:tab-stop style:position="0in"/>
        </style:tab-stops>
      </style:paragraph-properties>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2" style:display-name="Body Text 2" style:family="paragraph" style:parent-style-name="LO-Normal">
      <style:paragraph-properties fo:text-align="justify" style:justify-single-word="false" fo:hyphenation-ladder-count="no-limit"/>
      <style:text-properties style:font-name="Arial Narrow" fo:font-family="'Arial Narrow', 'Liberation Sans'" style:font-family-generic="swiss" fo:font-size="10pt" style:font-size-asian="10pt" style:font-name-complex="Arial Narrow" style:font-family-complex="'Arial Narrow', 'Liberation Sans'" style:font-family-generic-complex="swiss" style:font-weight-complex="bold" fo:hyphenate="false" fo:hyphenation-remain-char-count="2" fo:hyphenation-push-char-count="2"/>
    </style:style>
    <style:style style:name="Footer" style:family="paragraph" style:parent-style-name="LO-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 fo:font-family="'Arial Narrow', 'Liberation Sans'" style:font-family-generic="swiss" fo:font-size="11pt" style:font-size-asian="11pt" style:font-name-complex="Arial Narrow" style:font-family-complex="'Arial Narrow', 'Liberation Sans'" style:font-family-generic-complex="swiss" fo:hyphenate="false" fo:hyphenation-remain-char-count="2" fo:hyphenation-push-char-count="2"/>
    </style:style>
    <style:style style:name="Balloon_20_Text" style:display-name="Balloon Text" style:family="paragraph" style:parent-style-name="LO-Normal">
      <style:paragraph-properties fo:hyphenation-ladder-count="no-limit"/>
      <style:text-properties style:font-name="Tahoma" fo:font-family="Tahoma, 'Noto Sans'" style:font-family-generic="swiss" fo:font-size="8pt" style:font-size-asian="8pt" style:font-name-complex="Tahoma" style:font-family-complex="Tahoma, 'Noto Sans'" style:font-family-generic-complex="swiss" style:font-size-complex="8pt" fo:hyphenate="false" fo:hyphenation-remain-char-count="2" fo:hyphenation-push-char-count="2"/>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LO-Normal">
      <style:paragraph-properties fo:margin-left="0.3752in" fo:margin-right="0in" fo:text-align="justify" style:justify-single-word="false" fo:hyphenation-ladder-count="no-limit" fo:text-indent="-0.3752in" style:auto-text-indent="false"/>
      <style:text-properties fo:hyphenate="false" fo:hyphenation-remain-char-count="2" fo:hyphenation-push-char-count="2"/>
    </style:style>
    <style:style style:name="Header" style:family="paragraph" style:parent-style-name="LO-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Text_20_body_20_indent" style:display-name="Text body indent" style:family="paragraph" style:parent-style-name="LO-Normal" style:class="text">
      <style:paragraph-properties fo:margin-left="0.25in" fo:margin-right="0in" fo:text-align="justify" style:justify-single-word="false" fo:hyphenation-ladder-count="no-limit" fo:text-indent="-0.25in" style:auto-text-indent="false"/>
      <style:text-properties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Arimo" style:font-family-generic="roman" fo:language="sv" fo:country="SE" style:font-name-complex="OpenSymbol" style:font-family-complex="OpenSymbol, 'Sans Serif'"/>
    </style:style>
    <style:style style:name="WW8Num2z1" style:family="text">
      <style:text-properties style:font-name="OpenSymbol" fo:font-family="OpenSymbol, 'Sans Serif'" style:font-name-complex="OpenSymbol" style:font-family-complex="OpenSymbol, 'Sans Serif'"/>
    </style:style>
    <style:style style:name="WW8Num3z0" style:family="text">
      <style:text-properties fo:language="id" fo:country="ID" fo:font-weight="normal" style:font-weight-asian="normal" style:font-name-complex="Arial Narrow" style:font-family-complex="'Arial Narrow', 'Liberation Sans'" style:font-family-generic-complex="swis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omplex="Arial Narrow" style:font-family-complex="'Arial Narrow', 'Liberation Sans'" style:font-family-generic-complex="swis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language="sv" fo:country="SE" fo:font-weight="normal" style:font-weight-asian="normal" style:font-name-complex="Arial Narrow" style:font-family-complex="'Arial Narrow', 'Liberation Sans'" style:font-family-generic-complex="swis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sv" fo:country="SE" style:font-name-complex="Arial Narrow" style:font-family-complex="'Arial Narrow', 'Liberation Sans'" style:font-family-generic-complex="swis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Narrow" fo:font-family="'Arial Narrow', 'Liberation Sans'" style:font-family-generic="swiss" fo:language="it" fo:country="IT" style:font-name-asian="Times New Roman" style:font-family-asian="'Times New Roman', 'Liberation Sans'" style:font-family-generic-asian="roman" style:font-name-complex="Tahoma" style:font-family-complex="Tahoma, 'Noto Sans'" style:font-family-generic-complex="swis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Narrow" fo:font-family="'Arial Narrow', 'Liberation Sans'" style:font-family-generic="swiss" fo:language="sv" fo:country="SE" fo:font-weight="normal" style:font-name-asian="Times New Roman" style:font-family-asian="'Times New Roman', 'Liberation Sans'" style:font-family-generic-asian="roman" style:font-weight-asian="normal" style:font-name-complex="Tahoma" style:font-family-complex="Tahoma, 'Noto Sans'" style:font-family-generic-complex="swiss"/>
    </style:style>
    <style:style style:name="WW8Num8z1" style:family="text"/>
    <style:style style:name="WW8Num8z2" style:family="text"/>
    <style:style style:name="WW8Num8z3" style:family="text">
      <style:text-properties style:font-name="Arial Narrow" fo:font-family="'Arial Narrow', 'Liberation Sans'" style:font-family-generic="swiss" style:font-name-complex="Arial Narrow" style:font-family-complex="'Arial Narrow', 'Liberation Sans'" style:font-family-generic-complex="swiss"/>
    </style:style>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_5f_CharLFO14LVL1" style:display-name="WW_CharLFO14LVL1" style:family="text">
      <style:text-properties fo:font-weight="normal" style:font-weight-asian="normal"/>
    </style:style>
    <style:style style:name="WW_5f_CharLFO10LVL1" style:display-name="WW_CharLFO10LVL1" style:family="text">
      <style:text-properties style:font-name="Arial Narrow" fo:font-family="'Arial Narrow', 'Liberation Sans'" style:font-family-generic="swiss" style:font-name-asian="Times New Roman" style:font-family-asian="'Times New Roman', 'Liberation Sans'" style:font-family-generic-asian="roman" style:font-name-complex="Arial Narrow" style:font-family-complex="'Arial Narrow', 'Liberation Sans'" style:font-family-generic-complex="swiss"/>
    </style:style>
    <style:style style:name="WW_5f_CharLFO6LVL1" style:display-name="WW_CharLFO6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WW_5f_CharLFO5LVL1" style:display-name="WW_CharLFO5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WW_5f_CharLFO4LVL1" style:display-name="WW_CharLFO4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WW_5f_CharLFO3LVL1" style:display-name="WW_CharLFO3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Body_20_Text_20_Indent_20_2_20_Char" style:display-name="Body Text Indent 2 Char" style:family="text">
      <style:text-properties fo:font-size="12pt" style:font-size-asian="12pt" style:font-size-complex="12pt"/>
    </style:style>
    <style:style style:name="Balloon_20_Text_20_Char" style:display-name="Balloon Text Char" style:family="text">
      <style:text-properties style:font-name="Tahoma" fo:font-family="Tahoma, 'Noto Sans'" style:font-family-generic="swiss" fo:font-size="8pt" style:font-size-asian="8pt" style:font-name-complex="Tahoma" style:font-family-complex="Tahoma, 'Noto Sans'" style:font-family-generic-complex="swiss" style:font-size-complex="8pt"/>
    </style:style>
    <style:style style:name="WW_5f_CharLFO1LVL2" style:display-name="WW_CharLFO1LVL2" style:family="text">
      <style:text-properties style:font-name="Symbol" fo:font-family="Symbol, Arimo" style:font-family-generic="roman" style:font-name-asian="Times New Roman" style:font-family-asian="'Times New Roman', 'Liberation Sans'" style:font-family-generic-asian="roman" style:font-name-complex="Times New Roman" style:font-family-complex="'Times New Roman', 'Liberation Sans'" style:font-family-generic-complex="roman"/>
    </style:style>
    <style:style style:name="Body_20_Text_20_Indent_20_Char" style:display-name="Body Text Indent Char" style:family="text">
      <style:text-properties fo:font-size="12pt" style:font-size-asian="12pt" style:font-size-complex="12pt"/>
    </style:style>
    <style:style style:name="Default_20_Paragraph_20_Font1" style:display-name="Default Paragraph Font1" style:family="text"/>
    <style:style style:name="Bullet_20_Symbols" style:display-name="Bullet Symbols" style:family="text">
      <style:text-properties style:font-name="OpenSymbol" fo:font-family="OpenSymbol, 'Sans Serif'" style:font-name-asian="OpenSymbol" style:font-family-asian="OpenSymbol, 'Sans Serif'" style:font-name-complex="OpenSymbol" style:font-family-complex="OpenSymbol, 'Sans Serif'"/>
    </style:style>
    <style:style style:name="Body_20_Text_20_Char" style:display-name="Body Text Char" style:family="text">
      <style:text-properties fo:font-size="12pt"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7398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fo:text-indent="-0.25in" fo:margin-left="0.9898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fo:text-indent="-0.25in" fo:margin-left="1.2398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4898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fo:text-indent="-0.25in" fo:margin-left="1.7398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fo:text-indent="-0.25in" fo:margin-left="1.9898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fo:text-indent="-0.25in" fo:margin-left="2.4898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fo:text-indent="-0.25in" fo:margin-left="2.739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3909in"/>
          <style:tab-stop style:position="3in" style:type="center"/>
          <style:tab-stop style:position="6in" style:type="right"/>
          <style:tab-stop style:position="8.0984in" style:type="right"/>
        </style:tab-stops>
      </style:paragraph-properties>
      <style:text-properties style:font-name="Arial Narrow" fo:font-size="14pt" fo:font-style="italic" fo:font-weight="bold" style:font-size-asian="14pt" style:font-style-asian="italic" style:font-weight-asian="bold" style:font-name-complex="Arial Narrow" style:font-size-complex="14pt"/>
    </style:style>
    <style:style style:name="MP2" style:family="paragraph" style:parent-style-name="Header">
      <style:paragraph-properties>
        <style:tab-stops>
          <style:tab-stop style:position="0.8618in"/>
          <style:tab-stop style:position="3in" style:type="center"/>
          <style:tab-stop style:position="6in" style:type="right"/>
          <style:tab-stop style:position="8.0984in" style:type="right"/>
        </style:tab-stops>
      </style:paragraph-properties>
      <style:text-properties style:font-name="Arial Narrow" fo:font-size="14pt" fo:language="id" fo:country="ID" fo:font-style="italic" fo:font-weight="bold" style:font-size-asian="14pt" style:font-style-asian="italic" style:font-weight-asian="bold" style:font-name-complex="Arial Narrow" style:font-size-complex="14pt"/>
    </style:style>
    <style:style style:name="MP3" style:family="paragraph" style:parent-style-name="Footer">
      <style:paragraph-properties>
        <style:tab-stops>
          <style:tab-stop style:position="3in" style:type="center"/>
          <style:tab-stop style:position="6in" style:type="right"/>
        </style:tab-stops>
      </style:paragraph-properties>
    </style:style>
    <style:style style:name="MP4" style:family="paragraph" style:parent-style-name="Header">
      <style:paragraph-properties fo:text-align="end" style:justify-single-word="false">
        <style:tab-stops>
          <style:tab-stop style:position="3in" style:type="center"/>
          <style:tab-stop style:position="6in" style:type="right"/>
        </style:tab-stops>
      </style:paragraph-properties>
      <style:text-properties style:font-name="Arial Narrow" fo:font-size="14pt" fo:font-style="italic" fo:font-weight="bold" style:font-size-asian="14pt" style:font-style-asian="italic" style:font-weight-asian="bold" style:font-name-complex="Arial Narrow" style:font-size-complex="14pt"/>
    </style:style>
    <style:style style:name="MT1" style:family="text">
      <style:text-properties fo:font-size="10pt" style:font-size-asian="10pt"/>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3in" style:num-format="1" style:print-orientation="portrait" fo:margin-top="0.2992in" fo:margin-bottom="0.8028in" fo:margin-left="0.2008in" fo:margin-right="0.2008in" fo:background-color="#ffffff" style:writing-mode="lr-tb" style:layout-grid-color="#c0c0c0" style:layout-grid-lines="62" style:layout-grid-base-height="0.189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925in" fo:margin-left="0in" fo:margin-right="0in" fo:margin-bottom="0.553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3in" style:num-format="1" style:print-orientation="portrait" fo:margin-top="0.2992in" fo:margin-bottom="0.8028in" fo:margin-left="0.2008in" fo:margin-right="0.2008in" fo:background-color="#ffffff" style:writing-mode="lr-tb" style:layout-grid-color="#c0c0c0" style:layout-grid-lines="62" style:layout-grid-base-height="0.189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039in" fo:margin-left="0in" fo:margin-right="0in" fo:margin-top="0in" style:dynamic-spacing="true"/>
      </style:footer-style>
    </style:page-layout>
    <style:page-layout style:name="Mpm3">
      <style:page-layout-properties fo:page-width="8.5in" fo:page-height="13in" style:num-format="1" style:print-orientation="portrait" fo:margin-top="0.2992in" fo:margin-bottom="0.8028in" fo:margin-left="0.9846in" fo:margin-right="1.2154in" fo:background-color="#ffffff" style:writing-mode="lr-tb" style:layout-grid-color="#c0c0c0" style:layout-grid-lines="62" style:layout-grid-base-height="0.189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039in" fo:margin-left="0in" fo:margin-right="0in" fo:margin-top="0in" style:dynamic-spacing="true"/>
      </style:footer-style>
    </style:page-layout>
    <style:page-layout style:name="Mpm4">
      <style:page-layout-properties fo:page-width="8.2681in" fo:page-height="13in" style:num-format="1" style:print-orientation="portrait" fo:margin-top="0.2992in" fo:margin-bottom="0in" fo:margin-left="0.2992in" fo:margin-right="0.2992in" fo:background-color="#ffffff" style:writing-mode="lr-tb" style:layout-grid-color="#c0c0c0" style:layout-grid-lines="50"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2992in" fo:margin-left="0in" fo:margin-right="0in" fo:margin-top="0.2602in" style:dynamic-spacing="true"/>
      </style:footer-style>
    </style:page-layout>
  </office:automatic-styles>
  <office:master-styles>
    <style:master-page style:name="Standard" style:page-layout-name="Mpm1">
      <style:header>
        <text:p text:style-name="MP1"><draw:frame draw:style-name="Mfr1" draw:name="Picture 1" text:anchor-type="char" svg:x="-0.0055in" svg:y="0in" svg:width="1.4717in" svg:height="0.5862in" draw:z-index="1"><draw:image xlink:href="Pictures/100000000000015500000087399456CED3887BC9.jpg" xlink:type="simple" xlink:show="embed" xlink:actuate="onLoad" loext:mime-type="image/jpeg"/><draw:contour-polygon svg:width="3.5665in" svg:height="1.385in" svg:viewBox="0 0 9059 3518" draw:points="-37,0 -37,3518 9022,3518 9022,0" draw:recreate-on-edit="false"/></draw:frame><text:tab/><text:tab/><text:tab/><text:tab/>CONFIDENTIAL</text:p>
        <text:p text:style-name="MP2"><text:tab/></text:p>
      </style:header>
      <style:footer>
        <text:p text:style-name="MP3"><text:span text:style-name="Default_20_Paragraph_20_Font1"><text:span text:style-name="MT1"><text:tab/><text:tab/></text:span></text:span></text:p>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4">
      <style:header>
        <text:p text:style-name="MP4">CONFIDENTIAL</text:p>
      </style:header>
      <style:footer>
        <text:p text:style-name="MP3"><text:span text:style-name="Default_20_Paragraph_20_Font1"><text:span text:style-name="MT1"><text:tab/><text:tab/></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perasi Karyawan MADANI</dc:title>
    <meta:initial-creator>All User</meta:initial-creator>
    <meta:creation-date>2020-01-22T18:39:00</meta:creation-date>
    <dc:date>2020-02-25T15:23:20.003240180</dc:date>
    <meta:print-date>2020-01-22T15:47:00</meta:print-date>
    <meta:editing-cycles>33</meta:editing-cycles>
    <meta:editing-duration>PT12H49M8S</meta:editing-duration>
    <meta:generator>LibreOffice/6.2.3.2$Linux_X86_64 LibreOffice_project/20$Build-2</meta:generator>
    <meta:document-statistic meta:table-count="0" meta:image-count="1" meta:object-count="0" meta:page-count="2" meta:paragraph-count="69" meta:word-count="690" meta:character-count="4836" meta:non-whitespace-character-count="4194"/>
    <meta:user-defined meta:name="KSOProductBuildVer">1033-11.1.0.8722</meta:user-defined>
    <meta:user-defined meta:name="SingleXMLDocument_count" meta:value-type="float">0</meta:user-defined>
  </office:meta>
</office:document-meta>
</file>